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  <draw:frame table:end-cell-address="Feuille1.H23" table:end-x="1.98cm" table:end-y="0.16cm" draw:z-index="0" draw:style-name="gr1" draw:text-style-name="P1" svg:width="16.002cm" svg:height="9.006cm" svg:x="1.784cm" svg:y="0.186cm">
              <draw:object draw:notify-on-update-of-ranges="Feuille1.A1:Feuille1.A7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">
            <text:p>-3</text:p>
            <draw:frame table:end-cell-address="Feuille1.O24" table:end-x="0.307cm" table:end-y="0.426cm" draw:z-index="4" draw:style-name="gr1" draw:text-style-name="P1" svg:width="15.974cm" svg:height="9.006cm" svg:x="0.14cm" svg:y="0.001cm">
              <draw:object draw:notify-on-update-of-ranges="Feuille1.H1:Feuille1.H3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22">
            <text:p>-22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2">
            <text:p>-22</text:p>
          </table:table-cell>
          <table:table-cell office:value-type="float" office:value="-32">
            <text:p>-32</text:p>
          </table:table-cell>
          <table:table-cell office:value-type="float" office:value="-14">
            <text:p>-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23">
            <text:p>-2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6">
            <text:p>-16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27">
            <text:p>-27</text:p>
          </table:table-cell>
          <table:table-cell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4">
            <text:p>14</text:p>
            <draw:frame table:end-cell-address="Feuille1.O43" table:end-x="0.641cm" table:end-y="0.16cm" draw:z-index="5" draw:style-name="gr1" draw:text-style-name="P1" svg:width="16.001cm" svg:height="9.006cm" svg:x="0.447cm" svg:y="0.187cm">
              <draw:object draw:notify-on-update-of-ranges="Feuille1.I1:Feuille1.I5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32">
            <text:p>-32</text:p>
          </table:table-cell>
          <table:table-cell office:value-type="float" office:value="-19">
            <text:p>-19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2">
            <text:p>-32</text:p>
            <draw:frame table:end-cell-address="Feuille1.H46" table:end-x="1.506cm" table:end-y="0.133cm" draw:z-index="1" draw:style-name="gr1" draw:text-style-name="P1" svg:width="16.002cm" svg:height="9.006cm" svg:x="1.31cm" svg:y="0.16cm">
              <draw:object draw:notify-on-update-of-ranges="Feuille1.B1:Feuille1.B6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>
            <draw:frame table:end-cell-address="Feuille1.O63" table:end-x="2.008cm" table:end-y="0.107cm" draw:z-index="6" draw:style-name="gr1" draw:text-style-name="P1" svg:width="16.002cm" svg:height="9.006cm" svg:x="1.813cm" svg:y="0.133cm">
              <draw:object draw:notify-on-update-of-ranges="Feuille1.J1:Feuille1.J8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4">
            <text:p>4</text:p>
            <draw:frame table:end-cell-address="Feuille1.H65" table:end-x="1.562cm" table:end-y="0.319cm" draw:z-index="2" draw:style-name="gr1" draw:text-style-name="P1" svg:width="16.001cm" svg:height="9.006cm" svg:x="1.367cm" svg:y="0.346cm">
              <draw:object draw:notify-on-update-of-ranges="Feuille1.C1:Feuille1.C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6">
            <text:p>-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8">
            <text:p>-28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24">
            <text:p>-24</text:p>
          </table:table-cell>
          <table:table-cell table:number-columns-repeated="3"/>
          <table:table-cell>
            <draw:frame table:end-cell-address="Feuille1.O83" table:end-x="1.422cm" table:end-y="0.399cm" draw:z-index="7" draw:style-name="gr1" draw:text-style-name="P1" svg:width="16.002cm" svg:height="9.006cm" svg:x="1.227cm" svg:y="0.426cm">
              <draw:object draw:notify-on-update-of-ranges="Feuille1.K1:Feuille1.K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  <draw:frame table:end-cell-address="Feuille1.H84" table:end-x="1.59cm" table:end-y="0.107cm" draw:z-index="3" draw:style-name="gr1" draw:text-style-name="P1" svg:width="16.002cm" svg:height="9.006cm" svg:x="1.394cm" svg:y="0.133cm">
              <draw:object draw:notify-on-update-of-ranges="Feuille1.D1:Feuille1.D9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4" table:number-rows-spanned="2">
            <text:p>HIT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2">
            <text:p>MISS</text:p>
          </table:table-cell>
          <table:covered-table-cell table:number-columns-repeated="3"/>
        </table:table-row>
        <table:table-row table:style-name="ro1">
          <table:covered-table-cell table:number-columns-repeated="4"/>
          <table:table-cell table:number-columns-repeated="3"/>
          <table:covered-table-cell table:number-columns-repeated="4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22">
            <text:p>-22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2">
            <text:p>-22</text:p>
          </table:table-cell>
          <table:table-cell office:value-type="float" office:value="-32">
            <text:p>-32</text:p>
          </table:table-cell>
          <table:table-cell office:value-type="float" office:value="-14">
            <text:p>-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23">
            <text:p>-2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6">
            <text:p>-16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27">
            <text:p>-27</text:p>
          </table:table-cell>
          <table:table-cell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table:number-columns-repeated="3"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 office:value-type="float" office:value="-32">
            <text:p>-32</text:p>
          </table:table-cell>
          <table:table-cell office:value-type="float" office:value="-19">
            <text:p>-19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 office:value-type="float" office:value="-32">
            <text:p>-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A30:.A49])" office:value-type="float" office:value="149">
            <text:p>149</text:p>
          </table:table-cell>
          <table:table-cell/>
          <table:table-cell table:formula="of:=SUM([.H14:.H33])"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table:formula="of:=SUM([.B30:.B49])" office:value-type="float" office:value="123">
            <text:p>123</text:p>
          </table:table-cell>
          <table:table-cell/>
          <table:table-cell table:formula="of:=SUM([.I18:.I37])"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SUM([.C27:.C47])" office:value-type="float" office:value="132">
            <text:p>132</text:p>
          </table:table-cell>
          <table:table-cell/>
          <table:table-cell table:formula="of:=SUM([.J21:.J40])" office:value-type="float" office:value="330">
            <text:p>33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SUM([.D65:.D84])" office:value-type="float" office:value="150">
            <text:p>15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6">
            <text:p>-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8">
            <text:p>-28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24">
            <text:p>-24</text:p>
          </table:table-cell>
          <table:table-cell table:number-columns-repeated="5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31/10/2016</text:date>, <text:time>17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6:48:47.51</meta:creation-date>
    <dc:date>2016-10-31T17:42:30.16</dc:date>
    <meta:editing-duration>PT17M9S</meta:editing-duration>
    <meta:editing-cycles>7</meta:editing-cycles>
    <meta:generator>OpenOffice/4.1.1$Win32 OpenOffice.org_project/411m6$Build-9775</meta:generator>
    <meta:document-statistic meta:table-count="3" meta:cell-count="10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A1:Feuille1.A77" svg:x="0.77cm" svg:y="0.855cm" svg:width="11.661cm" svg:height="7.552cm">
          <chartooo:coordinate-region svg:x="1.497cm" svg:y="1.067cm" svg:width="10.74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77" chart:class="chart:line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1:Feuille1.A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B1:Feuille1.B67" svg:x="0.77cm" svg:y="0.855cm" svg:width="11.661cm" svg:height="7.552cm">
          <chartooo:coordinate-region svg:x="1.497cm" svg:y="1.067cm" svg:width="10.74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67" chart:class="chart:line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B1:Feuille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3.07cm" svg:y="4.191cm" style:legend-expansion="high" chart:style-name="ch2"/>
        <chart:plot-area chart:style-name="ch3" table:cell-range-address="Feuille1.C1:Feuille1.C68" svg:x="0.77cm" svg:y="0.855cm" svg:width="11.66cm" svg:height="7.552cm">
          <chartooo:coordinate-region svg:x="1.497cm" svg:y="1.067cm" svg:width="10.907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68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C1:Feuille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D1:Feuille1.D98" svg:x="0.77cm" svg:y="0.855cm" svg:width="11.661cm" svg:height="7.552cm">
          <chartooo:coordinate-region svg:x="1.497cm" svg:y="1.067cm" svg:width="10.85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98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D1:Feuille1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legend chart:legend-position="end" svg:x="13.043cm" svg:y="4.191cm" style:legend-expansion="high" chart:style-name="ch2"/>
        <chart:plot-area chart:style-name="ch3" table:cell-range-address="Feuille1.H1:Feuille1.H33" svg:x="0.769cm" svg:y="0.855cm" svg:width="11.636cm" svg:height="7.552cm">
          <chartooo:coordinate-region svg:x="1.496cm" svg:y="1.067cm" svg:width="10.72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1:Feuille1.H33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H1:Feuille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3.229cm" svg:y="4.191cm" style:legend-expansion="high" chart:style-name="ch2"/>
        <chart:plot-area chart:style-name="ch3" table:cell-range-address="Feuille1.I1:Feuille1.I58" svg:x="0.77cm" svg:y="0.855cm" svg:width="11.819cm" svg:height="7.552cm">
          <chartooo:coordinate-region svg:x="1.497cm" svg:y="1.067cm" svg:width="10.90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I1:Feuille1.I58" chart:class="chart:line"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I1:Feuille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51cm" svg:y="4.191cm" style:legend-expansion="high" chart:style-name="ch2"/>
        <chart:plot-area chart:style-name="ch3" table:cell-range-address="Feuille1.J1:Feuille1.J83" svg:x="0.77cm" svg:y="0.855cm" svg:width="11.741cm" svg:height="7.552cm">
          <chartooo:coordinate-region svg:x="1.497cm" svg:y="1.067cm" svg:width="10.827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:Feuille1.J83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Feuille1.J1:Feuille1.J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K1:Feuille1.K73" svg:x="0.576cm" svg:y="0.457cm" svg:width="11.66cm" svg:height="7.551cm">
          <chartooo:coordinate-region svg:x="1.303cm" svg:y="0.669cm" svg:width="10.746cm" svg:height="7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1:Feuille1.K73" chart:class="chart:line"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K1:Feuille1.K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